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Normale" style:family="paragraph">
      <style:paragraph-properties fo:margin-top="0.0694in" fo:margin-bottom="0.0694in" fo:line-height="100%"/>
      <style:text-properties style:font-name="Arial" style:font-name-asian="Times New Roman" style:font-name-complex="Arial" style:letter-kerning="false" style:language-asian="it" style:country-asian="IT"/>
    </style:style>
    <style:style style:name="P3" style:parent-style-name="Normale" style:family="paragraph">
      <style:paragraph-properties fo:margin-top="0.0694in" fo:margin-bottom="0.0694in" fo:line-height="100%"/>
      <style:text-properties style:font-name="Arial" style:font-name-asian="Times New Roman" style:font-name-complex="Arial" style:letter-kerning="false" style:language-asian="it" style:country-asian="IT"/>
    </style:style>
    <style:style style:name="P4" style:parent-style-name="Normale" style:family="paragraph">
      <style:paragraph-properties fo:margin-top="0.0694in" fo:margin-bottom="0.0694in" fo:line-height="100%"/>
      <style:text-properties style:font-name="Arial" style:font-name-asian="Times New Roman" style:font-name-complex="Arial" style:letter-kerning="false" style:language-asian="it" style:country-asian="IT"/>
    </style:style>
    <style:style style:name="P5" style:parent-style-name="Normale" style:family="paragraph">
      <style:paragraph-properties fo:margin-top="0.0694in" fo:margin-bottom="0.0694in" fo:line-height="100%"/>
      <style:text-properties style:font-name="Arial" style:font-name-asian="Times New Roman" style:font-name-complex="Arial" style:letter-kerning="false" style:language-asian="it" style:country-asian="IT"/>
    </style:style>
    <style:style style:name="P6" style:parent-style-name="Normale" style:family="paragraph">
      <style:paragraph-properties fo:margin-top="0.0694in" fo:margin-bottom="0.0694in" fo:line-height="100%"/>
      <style:text-properties style:font-name="Arial" style:font-name-asian="Times New Roman" style:font-name-complex="Arial" style:letter-kerning="false" style:language-asian="it" style:country-asian="IT"/>
    </style:style>
    <style:style style:name="P7" style:parent-style-name="Normale" style:family="paragraph">
      <style:paragraph-properties fo:margin-top="0.0694in" fo:margin-bottom="0.0694in" fo:line-height="100%"/>
      <style:text-properties style:font-name="Arial" style:font-name-asian="Times New Roman" style:font-name-complex="Arial" style:letter-kerning="false" style:language-asian="it" style:country-asian="IT"/>
    </style:style>
    <style:style style:name="P8" style:parent-style-name="Normale" style:family="paragraph">
      <style:paragraph-properties fo:margin-top="0.0694in" fo:margin-bottom="0.0694in" fo:line-height="100%"/>
      <style:text-properties style:font-name="Arial" style:font-name-asian="Times New Roman" style:font-name-complex="Arial" style:letter-kerning="false" style:language-asian="it" style:country-asian="IT"/>
    </style:style>
    <style:style style:name="P9" style:parent-style-name="Normale" style:family="paragraph">
      <style:paragraph-properties fo:margin-top="0.0694in" fo:margin-bottom="0.0694in" fo:line-height="100%"/>
      <style:text-properties style:font-name="Arial" style:font-name-asian="Times New Roman" style:font-name-complex="Arial" style:letter-kerning="false" style:language-asian="it" style:country-asian="IT"/>
    </style:style>
    <style:style style:name="P10" style:parent-style-name="Normale" style:family="paragraph">
      <style:paragraph-properties fo:margin-top="0.0694in" fo:margin-bottom="0.0694in" fo:line-height="100%"/>
      <style:text-properties style:font-name="Arial" style:font-name-asian="Times New Roman" style:font-name-complex="Arial" style:letter-kerning="false" style:language-asian="it" style:country-asian="IT"/>
    </style:style>
    <style:style style:name="P11" style:parent-style-name="Normale" style:family="paragraph">
      <style:paragraph-properties fo:margin-top="0.0694in" fo:margin-bottom="0.0694in" fo:line-height="100%"/>
      <style:text-properties style:font-name="Arial" style:font-name-asian="Times New Roman" style:font-name-complex="Arial" style:letter-kerning="false" style:language-asian="it" style:country-asian="IT"/>
    </style:style>
    <style:style style:name="P12" style:parent-style-name="Normale" style:family="paragraph">
      <style:paragraph-properties fo:margin-top="0.0694in" fo:margin-bottom="0.0694in" fo:line-height="100%"/>
      <style:text-properties style:font-name="Arial" style:font-name-asian="Times New Roman" style:font-name-complex="Arial" style:letter-kerning="false" style:language-asian="it" style:country-asian="IT"/>
    </style:style>
    <style:style style:name="P13" style:parent-style-name="Normale" style:family="paragraph">
      <style:paragraph-properties fo:margin-top="0.0694in" fo:margin-bottom="0.0694in" fo:line-height="100%"/>
    </style:style>
    <style:style style:name="T14" style:parent-style-name="Car.predefinitoparagrafo" style:family="text">
      <style:text-properties style:font-name="Arial" style:font-name-asian="Times New Roman" style:font-name-complex="Arial" style:letter-kerning="false" style:language-asian="it" style:country-asian="IT"/>
    </style:style>
  </office:automatic-styles>
  <office:body>
    <office:text text:use-soft-page-breaks="true">
      <text:p text:style-name="P1">ESAME SECONDA SETTIMANA (S2/L5)</text:p>
      <text:p text:style-name="P2">Per la fine della seconda settimana , ci viene dato un codice in cui bisogna determinare la sua funzione , individuare errori logici o di sintassi e trovare le soluzioni per farlo funzionare.</text:p>
      <text:p text:style-name="P3">Prima cosa da definire è cosa fa il codice dato ;</text:p>
      <text:p text:style-name="P4">in questo caso , il<text:s/>codice definisce una funzione<text:s/>chiamata “assistente_virtuale”<text:s/>che prende in input una stringa<text:s/>e come risposta ad essa otteniamo una risposta.</text:p>
      <text:p text:style-name="P5">Per esempio<text:s/>possiamo trovare la stinga:<text:s/>"Qual è la data di oggi?",<text:s/>in risposta otteniamo<text:s/>la data<text:s/>di oggi<text:s/>nel formato "gg/mm/aaaa".</text:p>
      <text:p text:style-name="P6">Un altro esempio lo possiamo <text:s/>trovare , quando come stringa abbiamo<text:s/>il comando<text:s/>"Che ore sono?",<text:s/>otteniamo la risposta dell’orario.</text:p>
      <text:p text:style-name="P7">Il terzo caso lo troviamo quando abbiamo come<text:s/>comando "Come ti chiami?",<text:s/>otteniamo la risposta del nome in questo caso assistente virtuale</text:p>
      <text:p text:style-name="P8">Un errore lo possiamo trovare all’inizio nel formato data in cui il<text:s/>metodo datetime.datetoday non esiste.<text:s/><text:s/>La corretta sintassi è datetime.date.today.</text:p>
      <text:p text:style-name="P9">Un altro errore è l’assenza<text:s/>di gestione degli errori per comandi non validi , se il comando non corrisponde a nessuna delle opzioni prestabilite, il programma risponde con "Non ho capito la tua domanda".<text:s/><text:s/></text:p>
      <text:p text:style-name="P10">Quindi in conclusione per avere un qualcosa fatto bene dobbiamo correggere alcuni errori,<text:s/>sostituzione del comando<text:s/>datetime.datetoday<text:s/>con datetime.date.today.</text:p>
      <text:p text:style-name="P11"><text:s/>Un’altra modifica può essere il<text:s/>miglioramento della gestione degli errori<text:s/>ovvero<text:s/>aggiungere un controllo per verificare se il comando è una stringa vuota e fornire una risposta adeguata.<text:s/>E per ultimo ma non per importanza , ottenere una<text:s/>risposta per comandi non riconosciuti.</text:p>
      <text:p text:style-name="P12">MOHAMED TAHAR MERABET<text:s/></text:p>
      <text:p text:style-name="P13"><text:span text:style-name="T14">15/11/2024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3" style:display-name="Titolo 3" style:family="paragraph" style:parent-style-name="Normale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it" style:country-asian="I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3Carattere" style:display-name="Titolo 3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NormaleWeb" style:display-name="Normale (Web)" style:family="paragraph" style:parent-style-name="Normale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 fo:hyphenate="false"/>
    </style:style>
    <style:style style:name="CodiceHTML" style:display-name="Codice HTML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PreformattatoHTML" style:display-name="Preformattato HTML" style:family="paragraph" style:parent-style-name="Normale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it" style:country-asian="IT" fo:hyphenate="false"/>
    </style:style>
    <style:style style:name="PreformattatoHTMLCarattere" style:display-name="Preformattato HTML Carattere" style:family="text" style:parent-style-name="Car.predefinitoparagrafo">
      <style:text-properties style:font-name="Courier New" style:font-name-asian="Times New Roman" style:font-name-complex="Courier New" style:letter-kerning="false" fo:font-size="10pt" style:font-size-asian="10pt" style:font-size-complex="10pt" style:language-asian="it" style:country-asian="IT"/>
    </style:style>
    <style:style style:name="hljs-keyword" style:display-name="hljs-keyword" style:family="text" style:parent-style-name="Car.predefinitoparagrafo"/>
    <style:style style:name="hljs-title" style:display-name="hljs-title" style:family="text" style:parent-style-name="Car.predefinitoparagrafo"/>
    <style:style style:name="hljs-params" style:display-name="hljs-params" style:family="text" style:parent-style-name="Car.predefinitoparagrafo"/>
    <style:style style:name="hljs-string" style:display-name="hljs-string" style:family="text" style:parent-style-name="Car.predefinitoparagrafo"/>
    <style:style style:name="hljs-comment" style:display-name="hljs-comment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hamed Merabet</meta:initial-creator>
    <dc:creator>Mohamed Merabet</dc:creator>
    <meta:creation-date>2024-11-15T12:47:00Z</meta:creation-date>
    <dc:date>2024-11-15T13:33:00Z</dc:date>
    <meta:template xlink:href="Normal" xlink:type="simple"/>
    <meta:editing-cycles>1</meta:editing-cycles>
    <meta:editing-duration>PT0S</meta:editing-duration>
    <meta:document-statistic meta:page-count="1" meta:paragraph-count="3" meta:word-count="248" meta:character-count="1660" meta:row-count="11" meta:non-whitespace-character-count="1415"/>
  </office:meta>
</office:document-meta>
</file>